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879cm"/>
    </style:style>
    <style:style style:name="co5" style:family="table-column">
      <style:table-column-properties fo:break-before="auto" style:column-width="2.72cm"/>
    </style:style>
    <style:style style:name="co6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</style:style>
    <style:style style:name="ce1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1" table:number-columns-repeated="4" table:default-cell-style-name="ce9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oncept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Preci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icial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nde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mp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nd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nde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Inventario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7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  <table:table-cell table:style-name="Default" table:number-columns-repeated="10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22" office:value-type="string" calcext:value-type="string" table:number-columns-spanned="3" table:number-rows-spanned="1">
            <text:p>Entradas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Ventas</text:p>
          </table:table-cell>
          <table:covered-table-cell table:number-columns-repeated="2" table:style-name="ce22"/>
          <table:table-cell table:style-name="ce22" office:value-type="string" calcext:value-type="string" table:number-columns-spanned="3" table:number-rows-spanned="1">
            <text:p>Almacén</text:p>
          </table:table-cell>
          <table:covered-table-cell table:number-columns-repeated="2" table:style-name="ce7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oncepto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Total</text:p>
          </table:table-cell>
          <table:table-cell table:style-name="ce11" office:value-type="string" calcext:value-type="string">
            <text:p>Unidades</text:p>
          </table:table-cell>
          <table:table-cell table:style-name="ce11" office:value-type="string" calcext:value-type="string">
            <text:p>Precio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formula="of:=[$Datos.B5]" office:value-type="float" office:value="1" calcext:value-type="float">
            <text:p>1</text:p>
          </table:table-cell>
          <table:table-cell table:style-name="ce8" table:formula="of:=IF([$Datos.C5]=&quot;&quot;;&quot;&quot;;[$Datos.C5])" office:value-type="string" office:string-value="A" calcext:value-type="string">
            <text:p>A</text:p>
          </table:table-cell>
          <table:table-cell table:formula="of:=IF([$Datos.D5]=&quot;&quot;;&quot;&quot;;[$Datos.D5])" office:value-type="string" office:string-value="Inicial" calcext:value-type="string">
            <text:p>Inicial</text:p>
          </table:table-cell>
          <table:table-cell table:formula="of:=IF([.C7]=&quot;Compra&quot;;[$Datos.E5];&quot;&quot;)">
            <text:p/>
          </table:table-cell>
          <table:table-cell table:formula="of:=IF([.C7]=&quot;Compra&quot;;[$Datos.F5];&quot;&quot;)">
            <text:p/>
          </table:table-cell>
          <table:table-cell table:formula="of:=IF([.C7]=&quot;Compra&quot;;[.D7]*[.E7];&quot;&quot;)">
            <text:p/>
          </table:table-cell>
          <table:table-cell table:formula="of:=IF([.C7]=&quot;Vende&quot;;[$Datos.E5];&quot;&quot;)">
            <text:p/>
          </table:table-cell>
          <table:table-cell table:number-columns-repeated="2"/>
          <table:table-cell table:formula="of:=IF([.C7]=&quot;Inicial&quot;;[$Datos.E5];&quot;&quot;)" office:value-type="float" office:value="40" calcext:value-type="float">
            <text:p>40</text:p>
          </table:table-cell>
          <table:table-cell table:style-name="ce13" table:formula="of:=IF([.C7]=&quot;Inicial&quot;;[$Datos.F5];&quot;&quot;)" office:value-type="float" office:value="5" calcext:value-type="float">
            <text:p>5</text:p>
          </table:table-cell>
          <table:table-cell table:formula="of:=IF([.C7]=&quot;Inicial&quot;;[.J7]*[.K7];&quot;&quot;)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table:formula="of:=[$Datos.B6]" office:value-type="float" office:value="2" calcext:value-type="float">
            <text:p>2</text:p>
          </table:table-cell>
          <table:table-cell table:style-name="ce8" table:formula="of:=IF([$Datos.C6]=&quot;&quot;;&quot;&quot;;[$Datos.C6])" office:value-type="string" office:string-value="B" calcext:value-type="string">
            <text:p>B</text:p>
          </table:table-cell>
          <table:table-cell table:formula="of:=IF([$Datos.D6]=&quot;&quot;;&quot;&quot;;[$Datos.D6])" office:value-type="string" office:string-value="Vende" calcext:value-type="string">
            <text:p>Vende</text:p>
          </table:table-cell>
          <table:table-cell table:formula="of:=IF([.C8]=&quot;Compra&quot;;[$Datos.E6];&quot;&quot;)">
            <text:p/>
          </table:table-cell>
          <table:table-cell table:formula="of:=IF([.C8]=&quot;Compra&quot;;[$Datos.F6];&quot;&quot;)">
            <text:p/>
          </table:table-cell>
          <table:table-cell table:formula="of:=IF([.C8]=&quot;Compra&quot;;[.D8]*[.E8];&quot;&quot;)">
            <text:p/>
          </table:table-cell>
          <table:table-cell table:formula="of:=IF([.C8]=&quot;Vende&quot;;[$Datos.E6];&quot;&quot;)" office:value-type="float" office:value="25" calcext:value-type="float">
            <text:p>25</text:p>
          </table:table-cell>
          <table:table-cell table:formula="of:=IF([.C8]=&quot;Vende&quot;;[.K7];&quot;&quot;)" office:value-type="float" office:value="5" calcext:value-type="float">
            <text:p>5</text:p>
          </table:table-cell>
          <table:table-cell table:formula="of:=IF([.G8]=&quot;&quot;;&quot;&quot;;IF([.H8]=&quot;&quot;;&quot;&quot;;[.G8]*[.H8]))" office:value-type="float" office:value="125" calcext:value-type="float">
            <text:p>125</text:p>
          </table:table-cell>
          <table:table-cell table:formula="of:=IF([.C8]=&quot;Vende&quot;;IF([.J7]=&quot;&quot;;&quot;&quot;;IF([.G8]=&quot;&quot;;&quot;&quot;;[.J7]-[.G8]));IF([.C8]=&quot;Compra&quot;;IF([.J7]=&quot;&quot;;&quot;&quot;;IF([.D8]=&quot;&quot;;&quot;&quot;;[.J7]+[.D8]))))" office:value-type="float" office:value="15" calcext:value-type="float">
            <text:p>15</text:p>
          </table:table-cell>
          <table:table-cell table:formula="of:=IF([.J8]=&quot;&quot;;&quot;&quot;;IF([.L8]=&quot;&quot;;&quot;&quot;;[.L8]/[.J8]))" office:value-type="float" office:value="5" calcext:value-type="float">
            <text:p>5</text:p>
          </table:table-cell>
          <table:table-cell table:formula="of:=IF([.C8]=&quot;Vende&quot;;IF([.L7]=&quot;&quot;;&quot;&quot;;IF([.I8]=&quot;&quot;;&quot;&quot;;[.L7]-[.I8]));IF([.C8]=&quot;Compra&quot;;IF([.L7]=&quot;&quot;;&quot;&quot;;IF([.F8]=&quot;&quot;;&quot;&quot;;[.L7]+[.F8]));&quot;&quot;))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table:formula="of:=[$Datos.B7]" office:value-type="float" office:value="3" calcext:value-type="float">
            <text:p>3</text:p>
          </table:table-cell>
          <table:table-cell table:style-name="ce8" table:formula="of:=IF([$Datos.C7]=&quot;&quot;;&quot;&quot;;[$Datos.C7])" office:value-type="string" office:string-value="C" calcext:value-type="string">
            <text:p>C</text:p>
          </table:table-cell>
          <table:table-cell table:formula="of:=IF([$Datos.D7]=&quot;&quot;;&quot;&quot;;[$Datos.D7])" office:value-type="string" office:string-value="Compra" calcext:value-type="string">
            <text:p>Compra</text:p>
          </table:table-cell>
          <table:table-cell table:formula="of:=IF([.C9]=&quot;Compra&quot;;[$Datos.E7];&quot;&quot;)" office:value-type="float" office:value="10" calcext:value-type="float">
            <text:p>10</text:p>
          </table:table-cell>
          <table:table-cell table:formula="of:=IF([.C9]=&quot;Compra&quot;;[$Datos.F7];&quot;&quot;)" office:value-type="float" office:value="4" calcext:value-type="float">
            <text:p>4</text:p>
          </table:table-cell>
          <table:table-cell table:formula="of:=IF([.C9]=&quot;Compra&quot;;[.D9]*[.E9];&quot;&quot;)" office:value-type="float" office:value="40" calcext:value-type="float">
            <text:p>40</text:p>
          </table:table-cell>
          <table:table-cell table:formula="of:=IF([.C9]=&quot;Vende&quot;;[$Datos.E7];&quot;&quot;)">
            <text:p/>
          </table:table-cell>
          <table:table-cell table:formula="of:=IF([.C9]=&quot;Vende&quot;;[.K8];&quot;&quot;)">
            <text:p/>
          </table:table-cell>
          <table:table-cell table:formula="of:=IF([.G9]=&quot;&quot;;&quot;&quot;;IF([.H9]=&quot;&quot;;&quot;&quot;;[.G9]*[.H9]))">
            <text:p/>
          </table:table-cell>
          <table:table-cell table:formula="of:=IF([.C9]=&quot;Vende&quot;;IF([.J8]=&quot;&quot;;&quot;&quot;;IF([.G9]=&quot;&quot;;&quot;&quot;;[.J8]-[.G9]));IF([.C9]=&quot;Compra&quot;;IF([.J8]=&quot;&quot;;&quot;&quot;;IF([.D9]=&quot;&quot;;&quot;&quot;;[.J8]+[.D9]))))" office:value-type="float" office:value="25" calcext:value-type="float">
            <text:p>25</text:p>
          </table:table-cell>
          <table:table-cell table:formula="of:=IF([.J9]=&quot;&quot;;&quot;&quot;;IF([.L9]=&quot;&quot;;&quot;&quot;;[.L9]/[.J9]))" office:value-type="float" office:value="4.6" calcext:value-type="float">
            <text:p>4,6</text:p>
          </table:table-cell>
          <table:table-cell table:formula="of:=IF([.C9]=&quot;Vende&quot;;IF([.L8]=&quot;&quot;;&quot;&quot;;IF([.I9]=&quot;&quot;;&quot;&quot;;[.L8]-[.I9]));IF([.C9]=&quot;Compra&quot;;IF([.L8]=&quot;&quot;;&quot;&quot;;IF([.F9]=&quot;&quot;;&quot;&quot;;[.L8]+[.F9]));&quot;&quot;))"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table:formula="of:=[$Datos.B8]" office:value-type="float" office:value="4" calcext:value-type="float">
            <text:p>4</text:p>
          </table:table-cell>
          <table:table-cell table:style-name="ce8" table:formula="of:=IF([$Datos.C8]=&quot;&quot;;&quot;&quot;;[$Datos.C8])" office:value-type="string" office:string-value="D" calcext:value-type="string">
            <text:p>D</text:p>
          </table:table-cell>
          <table:table-cell table:formula="of:=IF([$Datos.D8]=&quot;&quot;;&quot;&quot;;[$Datos.D8])" office:value-type="string" office:string-value="Compra" calcext:value-type="string">
            <text:p>Compra</text:p>
          </table:table-cell>
          <table:table-cell table:formula="of:=IF([.C10]=&quot;Compra&quot;;[$Datos.E8];&quot;&quot;)" office:value-type="float" office:value="15" calcext:value-type="float">
            <text:p>15</text:p>
          </table:table-cell>
          <table:table-cell table:formula="of:=IF([.C10]=&quot;Compra&quot;;[$Datos.F8];&quot;&quot;)" office:value-type="float" office:value="8" calcext:value-type="float">
            <text:p>8</text:p>
          </table:table-cell>
          <table:table-cell table:formula="of:=IF([.C10]=&quot;Compra&quot;;[.D10]*[.E10];&quot;&quot;)" office:value-type="float" office:value="120" calcext:value-type="float">
            <text:p>120</text:p>
          </table:table-cell>
          <table:table-cell table:formula="of:=IF([.C10]=&quot;Vende&quot;;[$Datos.E8];&quot;&quot;)">
            <text:p/>
          </table:table-cell>
          <table:table-cell table:formula="of:=IF([.C10]=&quot;Vende&quot;;[.K9];&quot;&quot;)">
            <text:p/>
          </table:table-cell>
          <table:table-cell table:formula="of:=IF([.G10]=&quot;&quot;;&quot;&quot;;IF([.H10]=&quot;&quot;;&quot;&quot;;[.G10]*[.H10]))">
            <text:p/>
          </table:table-cell>
          <table:table-cell table:formula="of:=IF([.C10]=&quot;Vende&quot;;IF([.J9]=&quot;&quot;;&quot;&quot;;IF([.G10]=&quot;&quot;;&quot;&quot;;[.J9]-[.G10]));IF([.C10]=&quot;Compra&quot;;IF([.J9]=&quot;&quot;;&quot;&quot;;IF([.D10]=&quot;&quot;;&quot;&quot;;[.J9]+[.D10]))))" office:value-type="float" office:value="40" calcext:value-type="float">
            <text:p>40</text:p>
          </table:table-cell>
          <table:table-cell table:formula="of:=IF([.J10]=&quot;&quot;;&quot;&quot;;IF([.L10]=&quot;&quot;;&quot;&quot;;[.L10]/[.J10]))" office:value-type="float" office:value="5.875" calcext:value-type="float">
            <text:p>5,875</text:p>
          </table:table-cell>
          <table:table-cell table:formula="of:=IF([.C10]=&quot;Vende&quot;;IF([.L9]=&quot;&quot;;&quot;&quot;;IF([.I10]=&quot;&quot;;&quot;&quot;;[.L9]-[.I10]));IF([.C10]=&quot;Compra&quot;;IF([.L9]=&quot;&quot;;&quot;&quot;;IF([.F10]=&quot;&quot;;&quot;&quot;;[.L9]+[.F10]));&quot;&quot;))"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table:formula="of:=[$Datos.B9]" office:value-type="float" office:value="5" calcext:value-type="float">
            <text:p>5</text:p>
          </table:table-cell>
          <table:table-cell table:style-name="ce8" table:formula="of:=IF([$Datos.C9]=&quot;&quot;;&quot;&quot;;[$Datos.C9])" office:value-type="string" office:string-value="E" calcext:value-type="string">
            <text:p>E</text:p>
          </table:table-cell>
          <table:table-cell table:formula="of:=IF([$Datos.D9]=&quot;&quot;;&quot;&quot;;[$Datos.D9])" office:value-type="string" office:string-value="Vende" calcext:value-type="string">
            <text:p>Vende</text:p>
          </table:table-cell>
          <table:table-cell table:formula="of:=IF([.C11]=&quot;Compra&quot;;[$Datos.E9];&quot;&quot;)">
            <text:p/>
          </table:table-cell>
          <table:table-cell table:formula="of:=IF([.C11]=&quot;Compra&quot;;[$Datos.F9];&quot;&quot;)">
            <text:p/>
          </table:table-cell>
          <table:table-cell table:formula="of:=IF([.C11]=&quot;Compra&quot;;[.D11]*[.E11];&quot;&quot;)">
            <text:p/>
          </table:table-cell>
          <table:table-cell table:formula="of:=IF([.C11]=&quot;Vende&quot;;[$Datos.E9];&quot;&quot;)" office:value-type="float" office:value="30" calcext:value-type="float">
            <text:p>30</text:p>
          </table:table-cell>
          <table:table-cell table:formula="of:=IF([.C11]=&quot;Vende&quot;;[.K10];&quot;&quot;)" office:value-type="float" office:value="5.875" calcext:value-type="float">
            <text:p>5,875</text:p>
          </table:table-cell>
          <table:table-cell table:formula="of:=IF([.G11]=&quot;&quot;;&quot;&quot;;IF([.H11]=&quot;&quot;;&quot;&quot;;[.G11]*[.H11]))" office:value-type="float" office:value="176.25" calcext:value-type="float">
            <text:p>176,25</text:p>
          </table:table-cell>
          <table:table-cell table:formula="of:=IF([.C11]=&quot;Vende&quot;;IF([.J10]=&quot;&quot;;&quot;&quot;;IF([.G11]=&quot;&quot;;&quot;&quot;;[.J10]-[.G11]));IF([.C11]=&quot;Compra&quot;;IF([.J10]=&quot;&quot;;&quot;&quot;;IF([.D11]=&quot;&quot;;&quot;&quot;;[.J10]+[.D11]))))" office:value-type="float" office:value="10" calcext:value-type="float">
            <text:p>10</text:p>
          </table:table-cell>
          <table:table-cell table:formula="of:=IF([.J11]=&quot;&quot;;&quot;&quot;;IF([.L11]=&quot;&quot;;&quot;&quot;;[.L11]/[.J11]))" office:value-type="float" office:value="5.875" calcext:value-type="float">
            <text:p>5,875</text:p>
          </table:table-cell>
          <table:table-cell table:formula="of:=IF([.C11]=&quot;Vende&quot;;IF([.L10]=&quot;&quot;;&quot;&quot;;IF([.I11]=&quot;&quot;;&quot;&quot;;[.L10]-[.I11]));IF([.C11]=&quot;Compra&quot;;IF([.L10]=&quot;&quot;;&quot;&quot;;IF([.F11]=&quot;&quot;;&quot;&quot;;[.L10]+[.F11]));&quot;&quot;))" office:value-type="float" office:value="58.75" calcext:value-type="float">
            <text:p>58,75</text:p>
          </table:table-cell>
          <table:table-cell table:number-columns-repeated="9"/>
        </table:table-row>
        <table:table-row table:style-name="ro1">
          <table:table-cell table:formula="of:=[$Datos.B10]" office:value-type="float" office:value="6" calcext:value-type="float">
            <text:p>6</text:p>
          </table:table-cell>
          <table:table-cell table:style-name="ce8" table:formula="of:=IF([$Datos.C10]=&quot;&quot;;&quot;&quot;;[$Datos.C10])" office:value-type="string" office:string-value="F" calcext:value-type="string">
            <text:p>F</text:p>
          </table:table-cell>
          <table:table-cell table:formula="of:=IF([$Datos.D10]=&quot;&quot;;&quot;&quot;;[$Datos.D10])" office:value-type="string" office:string-value="Vende" calcext:value-type="string">
            <text:p>Vende</text:p>
          </table:table-cell>
          <table:table-cell table:formula="of:=IF([.C12]=&quot;Compra&quot;;[$Datos.E10];&quot;&quot;)">
            <text:p/>
          </table:table-cell>
          <table:table-cell table:formula="of:=IF([.C12]=&quot;Compra&quot;;[$Datos.F10];&quot;&quot;)">
            <text:p/>
          </table:table-cell>
          <table:table-cell table:formula="of:=IF([.C12]=&quot;Compra&quot;;[.D12]*[.E12];&quot;&quot;)">
            <text:p/>
          </table:table-cell>
          <table:table-cell table:formula="of:=IF([.C12]=&quot;Vende&quot;;[$Datos.E10];&quot;&quot;)" office:value-type="float" office:value="8" calcext:value-type="float">
            <text:p>8</text:p>
          </table:table-cell>
          <table:table-cell table:formula="of:=IF([.C12]=&quot;Vende&quot;;[.K11];&quot;&quot;)" office:value-type="float" office:value="5.875" calcext:value-type="float">
            <text:p>5,875</text:p>
          </table:table-cell>
          <table:table-cell table:formula="of:=IF([.G12]=&quot;&quot;;&quot;&quot;;IF([.H12]=&quot;&quot;;&quot;&quot;;[.G12]*[.H12]))" office:value-type="float" office:value="47" calcext:value-type="float">
            <text:p>47</text:p>
          </table:table-cell>
          <table:table-cell table:formula="of:=IF([.C12]=&quot;Vende&quot;;IF([.J11]=&quot;&quot;;&quot;&quot;;IF([.G12]=&quot;&quot;;&quot;&quot;;[.J11]-[.G12]));IF([.C12]=&quot;Compra&quot;;IF([.J11]=&quot;&quot;;&quot;&quot;;IF([.D12]=&quot;&quot;;&quot;&quot;;[.J11]+[.D12]))))" office:value-type="float" office:value="2" calcext:value-type="float">
            <text:p>2</text:p>
          </table:table-cell>
          <table:table-cell table:formula="of:=IF([.J12]=&quot;&quot;;&quot;&quot;;IF([.L12]=&quot;&quot;;&quot;&quot;;[.L12]/[.J12]))" office:value-type="float" office:value="5.875" calcext:value-type="float">
            <text:p>5,875</text:p>
          </table:table-cell>
          <table:table-cell table:formula="of:=IF([.C12]=&quot;Vende&quot;;IF([.L11]=&quot;&quot;;&quot;&quot;;IF([.I12]=&quot;&quot;;&quot;&quot;;[.L11]-[.I12]));IF([.C12]=&quot;Compra&quot;;IF([.L11]=&quot;&quot;;&quot;&quot;;IF([.F12]=&quot;&quot;;&quot;&quot;;[.L11]+[.F12]));&quot;&quot;))" office:value-type="float" office:value="11.75" calcext:value-type="float">
            <text:p>11,7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8"/>
          <table:table-cell table:style-name="ce16" office:value-type="string" calcext:value-type="string">
            <text:p>Finales</text:p>
          </table:table-cell>
          <table:table-cell table:style-name="ce17" table:formula="of:=IF([.L12]=&quot;&quot;;&quot;&quot;;[.L12])" office:value-type="float" office:value="11.75" calcext:value-type="float">
            <text:p>11,75</text:p>
          </table:table-cell>
          <table:table-cell table:number-columns-repeated="9"/>
        </table:table-row>
      </table:table>
      <table:table table:name="Beneficio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6">
          <table:table-cell table:number-columns-repeated="15"/>
        </table:table-row>
        <table:table-row table:style-name="ro1">
          <table:table-cell table:number-columns-repeated="5"/>
          <table:table-cell table:style-name="ce22" office:value-type="string" calcext:value-type="string">
            <text:p>Ingresos</text:p>
          </table:table-cell>
          <table:table-cell table:style-name="ce22" office:value-type="string" calcext:value-type="string">
            <text:p>Costes Totales</text:p>
          </table:table-cell>
          <table:table-cell table:number-columns-repeated="3"/>
          <table:table-cell table:style-name="ce22" office:value-type="string" calcext:value-type="string" table:number-columns-spanned="5" table:number-rows-spanned="1">
            <text:p>Realidad</text:p>
          </table:table-cell>
          <table:covered-table-cell table:number-columns-repeated="4" table:style-name="ce20"/>
        </table:table-row>
        <table:table-row table:style-name="ro1">
          <table:table-cell table:number-columns-repeated="5"/>
          <table:table-cell table:style-name="ce18"/>
          <table:table-cell table:style-name="ce10" table:formula="of:=IF([Inventario.C7]=&quot;Vende&quot;;[Inventario.I7];&quot;&quot;)">
            <text:p/>
          </table:table-cell>
          <table:table-cell table:number-columns-repeated="3"/>
          <table:table-cell table:style-name="ce10" table:number-columns-repeated="5"/>
        </table:table-row>
        <table:table-row table:style-name="ro1">
          <table:table-cell table:number-columns-repeated="5"/>
          <table:table-cell table:style-name="ce19" table:formula="of:=IF([Inventario.C8]=&quot;Vende&quot;;[$Datos.E6]*[$Datos.F6];&quot;&quot;)" office:value-type="float" office:value="250" calcext:value-type="float">
            <text:p>250</text:p>
          </table:table-cell>
          <table:table-cell table:style-name="ce10" table:formula="of:=IF([Inventario.C8]=&quot;Vende&quot;;[Inventario.I8];&quot;&quot;)" office:value-type="float" office:value="125" calcext:value-type="float">
            <text:p>125</text:p>
          </table:table-cell>
          <table:table-cell table:number-columns-repeated="3"/>
          <table:table-cell table:style-name="ce10"/>
          <table:table-cell table:style-name="ce22" office:value-type="string" calcext:value-type="string">
            <text:p>Ventas</text:p>
          </table:table-cell>
          <table:table-cell table:style-name="ce10"/>
          <table:table-cell table:style-name="ce22" office:value-type="string" calcext:value-type="string">
            <text:p>Compras</text:p>
          </table:table-cell>
          <table:table-cell table:style-name="ce10"/>
        </table:table-row>
        <table:table-row table:style-name="ro1">
          <table:table-cell table:number-columns-repeated="5"/>
          <table:table-cell table:style-name="ce19" table:formula="of:=IF([Inventario.C9]=&quot;Vende&quot;;[$Datos.E7]*[$Datos.F7];&quot;&quot;)">
            <text:p/>
          </table:table-cell>
          <table:table-cell table:style-name="ce10" table:formula="of:=IF([Inventario.C9]=&quot;Vende&quot;;[Inventario.I9];&quot;&quot;)">
            <text:p/>
          </table:table-cell>
          <table:table-cell table:number-columns-repeated="3"/>
          <table:table-cell table:style-name="ce10"/>
          <table:table-cell table:style-name="ce10" table:formula="of:=IF([.F44]=0;0;[.F44])" office:value-type="float" office:value="1026" calcext:value-type="float">
            <text:p>1026</text:p>
          </table:table-cell>
          <table:table-cell table:style-name="ce22" office:value-type="string" calcext:value-type="string">
            <text:p>Ventas-Compras</text:p>
          </table:table-cell>
          <table:table-cell table:style-name="ce10" table:formula="of:=IF(SUM([Inventario.F7:.F12])=&quot;&quot;;0;SUM([Inventario.F7:.F12]))" office:value-type="float" office:value="160" calcext:value-type="float">
            <text:p>160</text:p>
          </table:table-cell>
          <table:table-cell table:style-name="ce10"/>
        </table:table-row>
        <table:table-row table:style-name="ro1">
          <table:table-cell table:number-columns-repeated="5"/>
          <table:table-cell table:style-name="ce19" table:formula="of:=IF([Inventario.C10]=&quot;Vende&quot;;[$Datos.E8]*[$Datos.F8];&quot;&quot;)">
            <text:p/>
          </table:table-cell>
          <table:table-cell table:style-name="ce10" table:formula="of:=IF([Inventario.C10]=&quot;Vende&quot;;[Inventario.I10];&quot;&quot;)">
            <text:p/>
          </table:table-cell>
          <table:table-cell table:number-columns-repeated="3"/>
          <table:table-cell table:style-name="ce10" table:number-columns-repeated="2"/>
          <table:table-cell table:style-name="ce10" table:formula="of:=IF([.L40]=0;0;IF([.N40]=0;0;[.L40]-[.N40]))" office:value-type="float" office:value="866" calcext:value-type="float">
            <text:p>866</text:p>
          </table:table-cell>
          <table:table-cell table:style-name="ce10" table:number-columns-repeated="2"/>
        </table:table-row>
        <table:table-row table:style-name="ro1">
          <table:table-cell table:number-columns-repeated="5"/>
          <table:table-cell table:style-name="ce19" table:formula="of:=IF([Inventario.C11]=&quot;Vende&quot;;[$Datos.E9]*[$Datos.F9];&quot;&quot;)" office:value-type="float" office:value="600" calcext:value-type="float">
            <text:p>600</text:p>
          </table:table-cell>
          <table:table-cell table:style-name="ce10" table:formula="of:=IF([Inventario.C11]=&quot;Vende&quot;;[Inventario.I11];&quot;&quot;)" office:value-type="float" office:value="176.25" calcext:value-type="float">
            <text:p>176,25</text:p>
          </table:table-cell>
          <table:table-cell table:number-columns-repeated="3"/>
          <table:table-cell table:style-name="ce10" table:number-columns-repeated="5"/>
        </table:table-row>
        <table:table-row table:style-name="ro1">
          <table:table-cell table:number-columns-repeated="5"/>
          <table:table-cell table:style-name="ce19" table:formula="of:=IF([Inventario.C12]=&quot;Vende&quot;;[$Datos.E10]*[$Datos.F10];&quot;&quot;)" office:value-type="float" office:value="176" calcext:value-type="float">
            <text:p>176</text:p>
          </table:table-cell>
          <table:table-cell table:style-name="ce10" table:formula="of:=IF([Inventario.C12]=&quot;Vende&quot;;[Inventario.I12];&quot;&quot;)" office:value-type="float" office:value="47" calcext:value-type="float">
            <text:p>47</text:p>
          </table:table-cell>
          <table:table-cell table:number-columns-repeated="3"/>
          <table:table-cell table:style-name="ce10" table:number-columns-repeated="2"/>
          <table:table-cell table:style-name="ce22" office:value-type="string" calcext:value-type="string">
            <text:p>Ef-Ei</text:p>
          </table:table-cell>
          <table:table-cell table:style-name="ce10" table:number-columns-repeated="2"/>
        </table:table-row>
        <table:table-row table:style-name="ro1">
          <table:table-cell table:number-columns-repeated="5"/>
          <table:table-cell table:style-name="ce22" table:formula="of:=IF(SUM([.F38:.F43])=0;0;SUM([.F38:.F43]))" office:value-type="float" office:value="1026" calcext:value-type="float">
            <text:p>1026</text:p>
          </table:table-cell>
          <table:table-cell table:style-name="ce22" table:formula="of:=IF(SUM([.G38:.G43])=0;0;SUM([.G38:.G43]))" office:value-type="float" office:value="348.25" calcext:value-type="float">
            <text:p>348,25</text:p>
          </table:table-cell>
          <table:table-cell table:style-name="ce16" table:formula="of:=IF([.F44]=0;0;IF([.G44]=0;0;[.F44]-[.G44]))" office:value-type="float" office:value="677.75" calcext:value-type="float">
            <text:p>677,75</text:p>
          </table:table-cell>
          <table:table-cell table:style-name="ce17" office:value-type="string" calcext:value-type="string">
            <text:p>Beneficio</text:p>
          </table:table-cell>
          <table:table-cell/>
          <table:table-cell table:style-name="ce10" table:number-columns-repeated="2"/>
          <table:table-cell table:style-name="ce10" table:formula="of:=IF([Inventario.L13]=&quot;&quot;;0;IF([Inventario.L7]=&quot;&quot;;0;[Inventario.L13]-[Inventario.L7]))" office:value-type="float" office:value="-188.25" calcext:value-type="float">
            <text:p>-188,25</text:p>
          </table:table-cell>
          <table:table-cell table:style-name="ce22" office:value-type="string" calcext:value-type="string">
            <text:p>Beneficio</text:p>
          </table:table-cell>
          <table:table-cell table:style-name="ce22" table:formula="of:=IF([.M41]=0;0;IF([.M44]=0;0;[.M41]+[.M44]))" office:value-type="float" office:value="677.75" calcext:value-type="float">
            <text:p>677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21:03:21.96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2:30:46.610000000</meta:creation-date>
    <dc:date>2025-01-21T21:03:16.023000000</dc:date>
    <meta:editing-duration>PT1H20M34S</meta:editing-duration>
    <meta:editing-cycles>6</meta:editing-cycles>
    <meta:generator>LibreOffice/24.8.4.2$Windows_X86_64 LibreOffice_project/bb3cfa12c7b1bf994ecc5649a80400d06cd71002</meta:generator>
    <meta:document-statistic meta:table-count="3" meta:cell-count="148" meta:object-count="0"/>
  </office:meta>
</office:document-meta>
</file>